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/>
    </style:style>
    <style:style style:parent-style-name="173" style:family="text" style:name="T24">
      <style:text-properties/>
    </style:style>
    <style:style style:parent-style-name="173" style:family="text" style:name="T25">
      <style:text-properties/>
    </style:style>
    <style:style style:parent-style-name="173" style:family="text" style:name="T26">
      <style:text-properties/>
    </style:style>
    <style:style style:family="paragraph" style:name="P34">
      <style:text-properties/>
      <style:paragraph-properties/>
    </style:style>
    <style:style style:family="text" style:name="T27">
      <style:text-properties fo:language="it" fo:country="IT"/>
    </style:style>
    <style:style style:family="text" style:name="T28">
      <style:text-properties fo:language="it" fo:country="IT"/>
    </style:style>
    <style:style style:family="text" style:name="T29">
      <style:text-properties fo:language="it" fo:country="IT"/>
    </style:style>
    <style:style style:family="text" style:name="T30">
      <style:text-properties fo:language="it" fo:country="IT"/>
    </style:style>
    <style:style style:family="text" style:name="T31">
      <style:text-properties fo:language="it" fo:country="IT"/>
    </style:style>
    <style:style style:family="text" style:name="T32">
      <style:text-properties fo:language="it" fo:country="IT"/>
    </style:style>
    <style:style style:family="paragraph" style:name="P35">
      <style:text-properties/>
      <style:paragraph-properties/>
    </style:style>
    <style:style style:family="text" style:name="T33">
      <style:text-properties/>
    </style:style>
    <style:style style:family="text" style:name="T34">
      <style:text-properties/>
    </style:style>
    <style:style style:parent-style-name="173" style:family="text" style:name="T35">
      <style:text-properties/>
    </style:style>
    <style:style style:parent-style-name="173" style:family="text" style:name="T36">
      <style:text-properties fo:language="it" fo:country="IT"/>
    </style:style>
    <style:style style:parent-style-name="173" style:family="text" style:name="T37">
      <style:text-properties/>
    </style:style>
    <style:style style:parent-style-name="173" style:family="text" style:name="T38">
      <style:text-properties fo:language="it" fo:country="IT"/>
    </style:style>
    <style:style style:parent-style-name="173" style:family="text" style:name="T39">
      <style:text-properties fo:language="it" fo:country="IT"/>
    </style:style>
    <style:style style:parent-style-name="173" style:family="text" style:name="T40">
      <style:text-properties fo:language="it" fo:country="IT"/>
    </style:style>
    <style:style style:parent-style-name="173" style:family="text" style:name="T41">
      <style:text-properties/>
    </style:style>
    <style:style style:parent-style-name="173" style:family="text" style:name="T42">
      <style:text-properties/>
    </style:style>
    <style:style style:parent-style-name="173"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paragraph" style:name="P36">
      <style:text-properties/>
      <style:paragraph-properties/>
    </style:style>
    <style:style style:family="text" style:name="T46">
      <style:text-properties/>
    </style:style>
    <style:style style:family="text" style:name="T47">
      <style:text-properties/>
    </style:style>
    <style:style style:family="paragraph" style:name="P37">
      <style:text-properties/>
      <style:paragraph-properties/>
    </style:style>
    <style:style style:family="text" style:name="T48">
      <style:text-properties/>
    </style:style>
    <style:style style:family="text" style:name="T49">
      <style:text-properties/>
    </style:style>
    <style:style style:parent-style-name="173" style:family="text" style:name="T50">
      <style:text-properties/>
    </style:style>
    <style:style style:parent-style-name="173" style:family="text" style:name="T51">
      <style:text-properties/>
    </style:style>
    <style:style style:parent-style-name="173" style:family="text" style:name="T52">
      <style:text-properties/>
    </style:style>
    <style:style style:family="text" style:name="T53">
      <style:text-properties/>
    </style:style>
    <style:style style:family="paragraph" style:name="P38">
      <style:text-properties/>
      <style:paragraph-properties/>
    </style:style>
    <style:style style:family="text" style:name="T54">
      <style:text-properties/>
    </style:style>
    <style:style style:family="text" style:name="T55">
      <style:text-properties/>
    </style:style>
    <style:style style:family="paragraph" style:name="P39">
      <style:text-properties/>
      <style:paragraph-properties/>
    </style:style>
    <style:style style:family="text" style:name="T56">
      <style:text-properties/>
    </style:style>
    <style:style style:family="text" style:name="T57">
      <style:text-properties/>
    </style:style>
  </office:automatic-styles>
  <office:body>
    <office:text text:use-soft-page-breaks="true">
      <text:p text:style-name="P33"><text:span/><text:span/><text:a xlink:href="https://ieeexplore.ieee.org/stamp/stamp.jsp?tp=&amp;arnumber=8047110" xlink:type="simple"><text:span text:style-name="T24">https://ieeexplore.ieee.org/stamp/stamp.jsp?tp=&amp;arnumber=8047110</text:span><text:span text:style-name="T25"/><text:span text:style-name="T26"/></text:a><text:span/></text:p>
      <text:p><text:span/><text:span/></text:p>
      <text:p text:style-name="P34"><text:span text:style-name="T27">About preprocessing mel bins </text:span><text:span text:style-name="T28">and about networks:</text:span><text:span text:style-name="T29"/><text:span text:style-name="T30"/><text:span text:style-name="T31"/><text:span text:style-name="T32"/></text:p>
      <text:p text:style-name="P35"><text:span text:style-name="T33"/><text:span text:style-name="T34"/><text:a xlink:href="https://ieeexplore.ieee.org/stamp/stamp.jsp?tp=&amp;arnumber=7952132" xlink:type="simple"><text:span text:style-name="T35">https://ieeexplore.ieee.org/stamp/stamp.jsp?tp=&amp;arnumber=795213</text:span><text:span text:style-name="T36">2</text:span><text:span text:style-name="T37"/><text:span text:style-name="T38"><text:line-break/><text:line-break/><text:line-break/>Very useful and strong paper: -&gt; actually the most important!!!!!<text:line-break/></text:span><text:span text:style-name="T39">https://arxiv.org/abs/2007.11154</text:span><text:span text:style-name="T40"/></text:a><text:span><text:line-break/></text:span><text:span/><text:a xlink:href="https://github.com/kamalesh0406/Audio-Classification/blob/master/train.py" xlink:type="simple"><text:span text:style-name="T41">https://github.com/kamalesh0406/Audio-Classification/blob/master/train.py</text:span><text:span text:style-name="T42"/><text:span text:style-name="T43"/></text:a><text:span text:style-name="T44"/><text:span text:style-name="T45"/></text:p>
      <text:p text:style-name="P36"><text:span text:style-name="T46"/><text:span text:style-name="T47"/></text:p>
      <text:p text:style-name="P37"><text:span text:style-name="T48"/><text:span text:style-name="T49"/><text:a xlink:href="https://ieeexplore.ieee.org/abstract/document/7952132" xlink:type="simple"><text:span text:style-name="T50">https://ieeexplore.ieee.org/abstract/document/7952132</text:span><text:span text:style-name="T51"/><text:span text:style-name="T52"/></text:a><text:span text:style-name="T53"/></text:p>
      <text:p text:style-name="P38"><text:span text:style-name="T54"/><text:span text:style-name="T55"/></text:p>
      <text:p text:style-name="P39"><text:span text:style-name="T56"/><text:span text:style-name="T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2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0" style:display-name="Heading 1 Char" style:family="text" style:name="13">
      <style:text-properties fo:font-family="Arial" style:font-family-asian="Arial" style:font-family-complex="Arial" fo:font-size="20pt"/>
    </style:style>
    <style:style style:parent-style-name="598" style:display-name="Heading 2" style:family="paragraph" style:name="1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0" style:display-name="Heading 2 Char" style:family="text" style:name="15">
      <style:text-properties fo:font-family="Arial" style:font-family-asian="Arial" style:font-family-complex="Arial" fo:font-size="17pt"/>
    </style:style>
    <style:style style:parent-style-name="598" style:display-name="Heading 3" style:family="paragraph" style:name="16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0" style:display-name="Heading 3 Char" style:family="text" style:name="17">
      <style:text-properties fo:font-family="Arial" style:font-family-asian="Arial" style:font-family-complex="Arial" fo:font-size="15pt"/>
    </style:style>
    <style:style style:parent-style-name="598" style:display-name="Heading 4" style:family="paragraph" style:name="1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0" style:display-name="Heading 4 Char" style:family="text" style:name="19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2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0" style:display-name="Heading 5 Char" style:family="text" style:name="21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0" style:display-name="Heading 6 Char" style:family="text" style:name="23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0" style:display-name="Heading 7 Char" style:family="text" style:name="25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0" style:display-name="Heading 8 Char" style:family="text" style:name="27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0" style:display-name="Heading 9 Char" style:family="text" style:name="29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3">
      <style:text-properties fo:font-size="24pt"/>
      <style:paragraph-properties fo:margin-top="15pt" fo:margin-bottom="10pt" style:contextual-spacing="true"/>
    </style:style>
    <style:style style:parent-style-name="10" style:display-name="Title Char" style:family="text" style:name="34">
      <style:text-properties fo:font-size="24pt"/>
    </style:style>
    <style:style style:parent-style-name="598" style:display-name="Subtitle" style:family="paragraph" style:name="35">
      <style:text-properties fo:font-size="12pt"/>
      <style:paragraph-properties fo:margin-top="10pt" fo:margin-bottom="10pt"/>
    </style:style>
    <style:style style:parent-style-name="10" style:display-name="Subtitle Char" style:family="text" style:name="36">
      <style:text-properties fo:font-size="12pt"/>
    </style:style>
    <style:style style:parent-style-name="598" style:display-name="Quote" style:family="paragraph" style:name="37">
      <style:text-properties fo:font-style="italic"/>
      <style:paragraph-properties fo:margin-left="1.27cm" fo:margin-right="1.27cm"/>
    </style:style>
    <style:style style:display-name="Quote Char" style:family="text" style:name="38">
      <style:text-properties fo:font-style="italic"/>
    </style:style>
    <style:style style:parent-style-name="598" style:display-name="Intense Quote" style:family="paragraph" style:name="39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0">
      <style:text-properties fo:font-style="italic"/>
    </style:style>
    <style:style style:parent-style-name="598" style:display-name="Header" style:family="paragraph" style:name="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Header Char" style:family="text" style:name="42"/>
    <style:style style:parent-style-name="598" style:display-name="Footer" style:family="paragraph" style:name="4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" style:display-name="Footer Char" style:family="text" style:name="44"/>
    <style:style style:parent-style-name="598" style:display-name="Caption" style:family="paragraph" style:name="45">
      <style:text-properties fo:color="#4f81bd" fo:font-size="9pt" fo:font-weight="bold"/>
      <style:paragraph-properties fo:line-height="115%"/>
    </style:style>
    <style:style style:parent-style-name="45" style:display-name="Caption Char" style:family="text" style:name="46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4">
      <style:text-properties fo:font-size="9pt"/>
      <style:paragraph-properties fo:line-height="100%" fo:margin-bottom="2pt"/>
    </style:style>
    <style:style style:display-name="Footnote Text Char" style:family="text" style:name="175">
      <style:text-properties fo:font-size="9pt"/>
    </style:style>
    <style:style style:parent-style-name="10" style:display-name="footnote reference" style:family="text" style:name="176">
      <style:text-properties style:text-position="super 58%"/>
    </style:style>
    <style:style style:parent-style-name="598" style:display-name="endnote text" style:family="paragraph" style:name="177">
      <style:text-properties fo:font-size="10pt"/>
      <style:paragraph-properties fo:line-height="100%" fo:margin-bottom="0pt"/>
    </style:style>
    <style:style style:display-name="Endnote Text Char" style:family="text" style:name="178">
      <style:text-properties fo:font-size="10pt"/>
    </style:style>
    <style:style style:parent-style-name="10" style:display-name="endnote reference" style:family="text" style:name="179">
      <style:text-properties style:text-position="super 58%"/>
    </style:style>
    <style:style style:parent-style-name="598" style:display-name="toc 1" style:family="paragraph" style:name="180">
      <style:paragraph-properties fo:margin-left="0cm" fo:margin-right="0cm" fo:text-indent="0cm" fo:margin-bottom="2.85pt"/>
    </style:style>
    <style:style style:parent-style-name="598" style:display-name="toc 2" style:family="paragraph" style:name="181">
      <style:paragraph-properties fo:margin-left="0.4992cm" fo:margin-right="0cm" fo:text-indent="0cm" fo:margin-bottom="2.85pt"/>
    </style:style>
    <style:style style:parent-style-name="598" style:display-name="toc 3" style:family="paragraph" style:name="182">
      <style:paragraph-properties fo:margin-left="1cm" fo:margin-right="0cm" fo:text-indent="0cm" fo:margin-bottom="2.85pt"/>
    </style:style>
    <style:style style:parent-style-name="598" style:display-name="toc 4" style:family="paragraph" style:name="183">
      <style:paragraph-properties fo:margin-left="1.499cm" fo:margin-right="0cm" fo:text-indent="0cm" fo:margin-bottom="2.85pt"/>
    </style:style>
    <style:style style:parent-style-name="598" style:display-name="toc 5" style:family="paragraph" style:name="184">
      <style:paragraph-properties fo:margin-left="2cm" fo:margin-right="0cm" fo:text-indent="0cm" fo:margin-bottom="2.85pt"/>
    </style:style>
    <style:style style:parent-style-name="598" style:display-name="toc 6" style:family="paragraph" style:name="185">
      <style:paragraph-properties fo:margin-left="2.5cm" fo:margin-right="0cm" fo:text-indent="0cm" fo:margin-bottom="2.85pt"/>
    </style:style>
    <style:style style:parent-style-name="598" style:display-name="toc 7" style:family="paragraph" style:name="186">
      <style:paragraph-properties fo:margin-left="3.001cm" fo:margin-right="0cm" fo:text-indent="0cm" fo:margin-bottom="2.85pt"/>
    </style:style>
    <style:style style:parent-style-name="598" style:display-name="toc 8" style:family="paragraph" style:name="187">
      <style:paragraph-properties fo:margin-left="3.5cm" fo:margin-right="0cm" fo:text-indent="0cm" fo:margin-bottom="2.85pt"/>
    </style:style>
    <style:style style:parent-style-name="598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parent-style-name="598" style:display-name="table of figures" style:family="paragraph" style:name="190">
      <style:paragraph-properties fo:margin-bottom="0pt"/>
    </style:style>
    <style:style style:class="default" style:display-name="Normal" style:family="paragraph" style:name="598"/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07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